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OpenSymbol1" svg:font-family="OpenSymbol"/>
    <style:font-face style:name="Miriam Mono CLM" svg:font-family="'Miriam Mono CLM'" style:font-adornments="Book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center" style:justify-single-word="false"/>
      <style:text-properties fo:font-size="22pt" fo:font-weight="bold" officeooo:rsid="00254816" officeooo:paragraph-rsid="00254816" style:font-size-asian="19.25pt" style:font-weight-asian="bold" style:font-size-complex="22pt" style:font-weight-complex="bold"/>
    </style:style>
    <style:style style:name="P2" style:family="paragraph" style:parent-style-name="Standard" style:list-style-name="L1">
      <style:text-properties officeooo:rsid="00149f6b" officeooo:paragraph-rsid="00149f6b"/>
    </style:style>
    <style:style style:name="P3" style:family="paragraph" style:parent-style-name="Standard" style:list-style-name="L1">
      <style:text-properties officeooo:rsid="0012ddb2" officeooo:paragraph-rsid="0012ddb2"/>
    </style:style>
    <style:style style:name="P4" style:family="paragraph" style:parent-style-name="Standard" style:list-style-name="L1">
      <style:text-properties officeooo:rsid="0013c62d" officeooo:paragraph-rsid="0013c62d"/>
    </style:style>
    <style:style style:name="P5" style:family="paragraph" style:parent-style-name="Standard" style:list-style-name="L1">
      <style:text-properties officeooo:rsid="00192558" officeooo:paragraph-rsid="001cf259"/>
    </style:style>
    <style:style style:name="P6" style:family="paragraph" style:parent-style-name="Standard" style:list-style-name="L1">
      <style:text-properties officeooo:rsid="00192558" officeooo:paragraph-rsid="0034bda5"/>
    </style:style>
    <style:style style:name="P7" style:family="paragraph" style:parent-style-name="Standard" style:list-style-name="L1">
      <style:text-properties officeooo:rsid="002ff28e" officeooo:paragraph-rsid="002ff28e"/>
    </style:style>
    <style:style style:name="P8" style:family="paragraph" style:parent-style-name="Standard" style:list-style-name="L1">
      <style:text-properties officeooo:rsid="0031c713" officeooo:paragraph-rsid="0031c713"/>
    </style:style>
    <style:style style:name="P9" style:family="paragraph" style:parent-style-name="Standard" style:list-style-name="L1">
      <style:text-properties officeooo:rsid="003334cf" officeooo:paragraph-rsid="003334cf"/>
    </style:style>
    <style:style style:name="P10" style:family="paragraph" style:parent-style-name="Standard" style:list-style-name="L1">
      <style:text-properties officeooo:rsid="00338b7e" officeooo:paragraph-rsid="00338b7e"/>
    </style:style>
    <style:style style:name="P11" style:family="paragraph" style:parent-style-name="Standard" style:list-style-name="L1">
      <style:text-properties officeooo:rsid="0034b1e4" officeooo:paragraph-rsid="0034b1e4"/>
    </style:style>
    <style:style style:name="P12" style:family="paragraph" style:parent-style-name="Standard" style:list-style-name="L1">
      <style:text-properties officeooo:rsid="0034bda5" officeooo:paragraph-rsid="0034bda5"/>
    </style:style>
    <style:style style:name="P13" style:family="paragraph" style:parent-style-name="Standard" style:list-style-name="L1">
      <style:paragraph-properties fo:margin-left="0.9846in" fo:margin-right="0in" fo:text-indent="-0.25in" style:auto-text-indent="false"/>
      <style:text-properties officeooo:paragraph-rsid="0013c62d"/>
    </style:style>
    <style:style style:name="P14" style:family="paragraph" style:parent-style-name="Standard" style:list-style-name="L1">
      <style:paragraph-properties fo:margin-left="0.9846in" fo:margin-right="0in" fo:text-indent="-0.25in" style:auto-text-indent="false"/>
      <style:text-properties officeooo:rsid="00149f6b" officeooo:paragraph-rsid="00149f6b"/>
    </style:style>
    <style:style style:name="P15" style:family="paragraph" style:parent-style-name="Standard" style:list-style-name="L1">
      <style:paragraph-properties fo:margin-left="0.9846in" fo:margin-right="0in" fo:text-indent="-0.25in" style:auto-text-indent="false"/>
      <style:text-properties officeooo:rsid="00271599" officeooo:paragraph-rsid="00271599"/>
    </style:style>
    <style:style style:name="P16" style:family="paragraph" style:parent-style-name="Standard" style:list-style-name="L1">
      <style:paragraph-properties fo:margin-left="0.9846in" fo:margin-right="0in" fo:text-indent="-0.25in" style:auto-text-indent="false"/>
      <style:text-properties fo:font-style="normal" officeooo:rsid="0017e5f5" officeooo:paragraph-rsid="0017e5f5" style:font-style-asian="normal" style:font-style-complex="normal"/>
    </style:style>
    <style:style style:name="P17" style:family="paragraph" style:parent-style-name="Standard" style:list-style-name="L1">
      <style:paragraph-properties fo:margin-left="0.9846in" fo:margin-right="0in" fo:text-indent="-0.25in" style:auto-text-indent="false"/>
      <style:text-properties officeooo:rsid="0012ddb2" officeooo:paragraph-rsid="0012ddb2"/>
    </style:style>
    <style:style style:name="P18" style:family="paragraph" style:parent-style-name="Standard" style:list-style-name="L1">
      <style:paragraph-properties fo:margin-left="0.9846in" fo:margin-right="0in" fo:text-indent="-0.25in" style:auto-text-indent="false"/>
      <style:text-properties officeooo:rsid="0012ddb2" officeooo:paragraph-rsid="001da568"/>
    </style:style>
    <style:style style:name="P19" style:family="paragraph" style:parent-style-name="Standard" style:list-style-name="L1">
      <style:paragraph-properties fo:margin-left="0.9846in" fo:margin-right="0in" fo:text-indent="-0.25in" style:auto-text-indent="false"/>
      <style:text-properties officeooo:rsid="001da568" officeooo:paragraph-rsid="001da568"/>
    </style:style>
    <style:style style:name="P20" style:family="paragraph" style:parent-style-name="Standard" style:list-style-name="L1">
      <style:paragraph-properties fo:margin-left="0.9846in" fo:margin-right="0in" fo:text-indent="-0.25in" style:auto-text-indent="false"/>
      <style:text-properties fo:font-style="italic" officeooo:paragraph-rsid="001b14d6" style:font-style-asian="italic" style:font-style-complex="italic"/>
    </style:style>
    <style:style style:name="P21" style:family="paragraph" style:parent-style-name="Standard" style:list-style-name="L1">
      <style:paragraph-properties fo:margin-left="0.9846in" fo:margin-right="0in" fo:text-indent="-0.25in" style:auto-text-indent="false"/>
      <style:text-properties officeooo:rsid="0013c62d" officeooo:paragraph-rsid="0013c62d"/>
    </style:style>
    <style:style style:name="P22" style:family="paragraph" style:parent-style-name="Standard" style:list-style-name="L1">
      <style:paragraph-properties fo:margin-left="0.9846in" fo:margin-right="0in" fo:text-indent="-0.25in" style:auto-text-indent="false"/>
      <style:text-properties officeooo:rsid="0018f0cf" officeooo:paragraph-rsid="0018f0cf"/>
    </style:style>
    <style:style style:name="P23" style:family="paragraph" style:parent-style-name="Standard" style:list-style-name="L1">
      <style:paragraph-properties fo:margin-left="0.9846in" fo:margin-right="0in" fo:text-indent="-0.25in" style:auto-text-indent="false"/>
      <style:text-properties officeooo:rsid="001adb22" officeooo:paragraph-rsid="001adb22"/>
    </style:style>
    <style:style style:name="P24" style:family="paragraph" style:parent-style-name="Standard" style:list-style-name="L1">
      <style:paragraph-properties fo:margin-left="0.9846in" fo:margin-right="0in" fo:text-indent="-0.25in" style:auto-text-indent="false"/>
      <style:text-properties officeooo:rsid="001eea1d" officeooo:paragraph-rsid="001eea1d"/>
    </style:style>
    <style:style style:name="P25" style:family="paragraph" style:parent-style-name="Standard" style:list-style-name="L1">
      <style:paragraph-properties fo:margin-left="0.9846in" fo:margin-right="0in" fo:text-indent="-0.25in" style:auto-text-indent="false"/>
      <style:text-properties officeooo:rsid="002ff28e" officeooo:paragraph-rsid="002ff28e"/>
    </style:style>
    <style:style style:name="P26" style:family="paragraph" style:parent-style-name="Standard" style:list-style-name="L1">
      <style:paragraph-properties fo:margin-left="0.9846in" fo:margin-right="0in" fo:text-indent="-0.25in" style:auto-text-indent="false" style:writing-mode="lr-tb"/>
      <style:text-properties officeooo:rsid="001da568" officeooo:paragraph-rsid="001da568"/>
    </style:style>
    <style:style style:name="P27" style:family="paragraph" style:parent-style-name="Standard" style:list-style-name="L1">
      <style:paragraph-properties fo:margin-left="1.4772in" fo:margin-right="0in" fo:text-indent="-0.25in" style:auto-text-indent="false"/>
      <style:text-properties officeooo:paragraph-rsid="00149f6b"/>
    </style:style>
    <style:style style:name="P28" style:family="paragraph" style:parent-style-name="Standard" style:list-style-name="L1">
      <style:paragraph-properties fo:margin-left="1.4772in" fo:margin-right="0in" fo:text-indent="-0.25in" style:auto-text-indent="false"/>
      <style:text-properties officeooo:rsid="00149f6b" officeooo:paragraph-rsid="00149f6b"/>
    </style:style>
    <style:style style:name="P29" style:family="paragraph" style:parent-style-name="Standard" style:list-style-name="L1">
      <style:paragraph-properties fo:margin-left="1.4772in" fo:margin-right="0in" fo:text-indent="-0.25in" style:auto-text-indent="false"/>
      <style:text-properties officeooo:rsid="0028701a" officeooo:paragraph-rsid="0028701a"/>
    </style:style>
    <style:style style:name="P30" style:family="paragraph" style:parent-style-name="Standard" style:list-style-name="L1">
      <style:paragraph-properties fo:margin-left="1.4772in" fo:margin-right="0in" fo:text-indent="-0.25in" style:auto-text-indent="false"/>
      <style:text-properties officeooo:rsid="0015c145" officeooo:paragraph-rsid="0015c145"/>
    </style:style>
    <style:style style:name="P31" style:family="paragraph" style:parent-style-name="Standard" style:list-style-name="L1">
      <style:paragraph-properties fo:margin-left="1.4772in" fo:margin-right="0in" fo:text-indent="-0.25in" style:auto-text-indent="false"/>
      <style:text-properties officeooo:rsid="00271599" officeooo:paragraph-rsid="00271599"/>
    </style:style>
    <style:style style:name="P32" style:family="paragraph" style:parent-style-name="Standard" style:list-style-name="L1">
      <style:paragraph-properties fo:margin-left="1.4772in" fo:margin-right="0in" fo:text-indent="-0.25in" style:auto-text-indent="false"/>
      <style:text-properties fo:font-style="normal" officeooo:rsid="0028701a" officeooo:paragraph-rsid="0028701a" style:font-style-asian="normal" style:font-style-complex="normal"/>
    </style:style>
    <style:style style:name="P33" style:family="paragraph" style:parent-style-name="Standard" style:list-style-name="L1">
      <style:paragraph-properties fo:margin-left="1.4772in" fo:margin-right="0in" fo:text-indent="-0.25in" style:auto-text-indent="false"/>
      <style:text-properties fo:font-style="normal" officeooo:rsid="0017e5f5" officeooo:paragraph-rsid="0017e5f5" style:font-style-asian="normal" style:font-style-complex="normal"/>
    </style:style>
    <style:style style:name="P34" style:family="paragraph" style:parent-style-name="Standard" style:list-style-name="L1">
      <style:paragraph-properties fo:margin-left="1.4772in" fo:margin-right="0in" fo:text-indent="-0.25in" style:auto-text-indent="false"/>
      <style:text-properties fo:font-style="normal" officeooo:rsid="0035b9e8" officeooo:paragraph-rsid="0035b9e8" style:font-style-asian="normal" style:font-style-complex="normal"/>
    </style:style>
    <style:style style:name="P35" style:family="paragraph" style:parent-style-name="Standard" style:list-style-name="L1">
      <style:paragraph-properties fo:margin-left="1.4772in" fo:margin-right="0in" fo:text-indent="-0.25in" style:auto-text-indent="false"/>
      <style:text-properties officeooo:rsid="001eea1d" officeooo:paragraph-rsid="001eea1d"/>
    </style:style>
    <style:style style:name="P36" style:family="paragraph" style:parent-style-name="Standard" style:list-style-name="L1">
      <style:paragraph-properties fo:margin-left="1.9693in" fo:margin-right="0in" fo:text-indent="-0.25in" style:auto-text-indent="false"/>
      <style:text-properties officeooo:rsid="00271599" officeooo:paragraph-rsid="00271599"/>
    </style:style>
    <style:style style:name="P37" style:family="paragraph" style:parent-style-name="Standard" style:list-style-name="L1">
      <style:paragraph-properties fo:margin-left="1.9693in" fo:margin-right="0in" fo:text-indent="-0.25in" style:auto-text-indent="false"/>
      <style:text-properties officeooo:rsid="0028701a" officeooo:paragraph-rsid="0028701a"/>
    </style:style>
    <style:style style:name="P38" style:family="paragraph" style:parent-style-name="Standard" style:list-style-name="L1">
      <style:paragraph-properties fo:margin-left="1.9693in" fo:margin-right="0in" fo:text-indent="-0.25in" style:auto-text-indent="false"/>
      <style:text-properties fo:font-style="normal" officeooo:rsid="0017e5f5" officeooo:paragraph-rsid="0017e5f5" style:font-style-asian="normal" style:font-style-complex="normal"/>
    </style:style>
    <style:style style:name="P39" style:family="paragraph" style:parent-style-name="Standard" style:list-style-name="L1">
      <style:paragraph-properties fo:margin-left="1.9693in" fo:margin-right="0in" fo:text-indent="-0.25in" style:auto-text-indent="false"/>
      <style:text-properties officeooo:rsid="0035b9e8" officeooo:paragraph-rsid="0035b9e8"/>
    </style:style>
    <style:style style:name="P40" style:family="paragraph" style:parent-style-name="Standard" style:list-style-name="L1">
      <style:paragraph-properties fo:margin-left="2.4618in" fo:margin-right="0in" fo:text-indent="-0.25in" style:auto-text-indent="false"/>
      <style:text-properties officeooo:paragraph-rsid="00271599"/>
    </style:style>
    <style:style style:name="P41" style:family="paragraph" style:parent-style-name="Standard" style:list-style-name="L1">
      <style:paragraph-properties fo:margin-left="2.4618in" fo:margin-right="0in" fo:text-indent="-0.25in" style:auto-text-indent="false"/>
      <style:text-properties officeooo:rsid="00271599" officeooo:paragraph-rsid="00271599"/>
    </style:style>
    <style:style style:name="P42" style:family="paragraph" style:parent-style-name="Standard" style:list-style-name="L1">
      <style:paragraph-properties fo:margin-left="2.4618in" fo:margin-right="0in" fo:text-indent="-0.25in" style:auto-text-indent="false"/>
      <style:text-properties officeooo:rsid="0028701a" officeooo:paragraph-rsid="0028701a"/>
    </style:style>
    <style:style style:name="P43" style:family="paragraph" style:parent-style-name="Standard" style:list-style-name="L1">
      <style:paragraph-properties fo:margin-left="0.4925in" fo:margin-right="0in" fo:text-indent="-0.25in" style:auto-text-indent="false"/>
      <style:text-properties officeooo:rsid="0018f0cf" officeooo:paragraph-rsid="0018f0cf"/>
    </style:style>
    <style:style style:name="P44" style:family="paragraph" style:parent-style-name="Standard" style:list-style-name="L1">
      <style:paragraph-properties fo:margin-left="0.4925in" fo:margin-right="0in" fo:text-indent="-0.25in" style:auto-text-indent="false"/>
      <style:text-properties officeooo:rsid="002ff28e" officeooo:paragraph-rsid="002ff28e"/>
    </style:style>
    <style:style style:name="P45" style:family="paragraph" style:parent-style-name="Standard" style:list-style-name="L1">
      <style:paragraph-properties style:writing-mode="lr-tb"/>
      <style:text-properties officeooo:paragraph-rsid="0034b1e4"/>
    </style:style>
    <style:style style:name="P46" style:family="paragraph" style:parent-style-name="Standard" style:list-style-name="L1">
      <style:paragraph-properties style:writing-mode="lr-tb"/>
      <style:text-properties officeooo:rsid="0034b1e4" officeooo:paragraph-rsid="0034b1e4"/>
    </style:style>
    <style:style style:name="T1" style:family="text">
      <style:text-properties officeooo:rsid="0013c62d"/>
    </style:style>
    <style:style style:name="T2" style:family="text">
      <style:text-properties officeooo:rsid="00149f6b"/>
    </style:style>
    <style:style style:name="T3" style:family="text">
      <style:text-properties fo:font-style="normal" officeooo:rsid="001b14d6" style:font-style-asian="normal" style:font-style-complex="normal"/>
    </style:style>
    <style:style style:name="T4" style:family="text">
      <style:text-properties officeooo:rsid="001b14d6"/>
    </style:style>
    <style:style style:name="T5" style:family="text">
      <style:text-properties officeooo:rsid="001cf259"/>
    </style:style>
    <style:style style:name="T6" style:family="text">
      <style:text-properties officeooo:rsid="001da568"/>
    </style:style>
    <style:style style:name="T7" style:family="text">
      <style:text-properties officeooo:rsid="00271599"/>
    </style:style>
    <style:style style:name="T8" style:family="text">
      <style:text-properties officeooo:rsid="002b02ea"/>
    </style:style>
    <style:style style:name="T9" style:family="text">
      <style:text-properties officeooo:rsid="002f81f2"/>
    </style:style>
    <style:style style:name="T10" style:family="text">
      <style:text-properties officeooo:rsid="002ff28e"/>
    </style:style>
    <style:style style:name="T11" style:family="text">
      <style:text-properties officeooo:rsid="0031c713"/>
    </style:style>
    <style:style style:name="T12" style:family="text">
      <style:text-properties officeooo:rsid="0034bda5"/>
    </style:style>
    <style:style style:name="T13" style:family="text">
      <style:text-properties officeooo:rsid="003588d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621557298212738682" text:style-name="L1">
        <text:list-header>
          <text:p text:style-name="P1"><text:span text:style-name="T13">Actors</text:span> Presentation</text:p>
        </text:list-header>
        <text:list-item>
          <text:p text:style-name="P2">Increasing processor speed</text:p>
        </text:list-item>
        <text:list-item>
          <text:p text:style-name="P14">How CPU works</text:p>
        </text:list-item>
        <text:list-item>
          <text:p text:style-name="P28">clock creates square wave, propagates through logic</text:p>
        </text:list-item>
        <text:list-item>
          <text:p text:style-name="P29">component synchronization is pretty amazing</text:p>
        </text:list-item>
        <text:list-item>
          <text:p text:style-name="P15">Issues</text:p>
        </text:list-item>
        <text:list-item>
          <text:p text:style-name="P28">wave is rounded off by capacitance</text:p>
        </text:list-item>
        <text:list-item>
          <text:p text:style-name="P27"><text:span text:style-name="T2">wave is distorted by crosstalk</text:span></text:p>
        </text:list-item>
        <text:list-item>
          <text:p text:style-name="P30">spends time between extremes: heat</text:p>
        </text:list-item>
        <text:list-item>
          <text:p text:style-name="P15">How to increase performance?</text:p>
        </text:list-item>
        <text:list-item>
          <text:p text:style-name="P31">Increase frequency</text:p>
        </text:list-item>
        <text:list-item>
          <text:p text:style-name="P36">distortion takes bigger bite</text:p>
        </text:list-item>
        <text:list-item>
          <text:p text:style-name="P36">more power to dissipate (demonstrate with hands)</text:p>
        </text:list-item>
        <text:list-item>
          <text:p text:style-name="P39">slew rate: more heat</text:p>
        </text:list-item>
        <text:list-item>
          <text:p text:style-name="P36">lightspeed propagation</text:p>
        </text:list-item>
        <text:list-item>
          <text:p text:style-name="P41">nanosecond is just less than a foot long</text:p>
        </text:list-item>
        <text:list-item>
          <text:p text:style-name="P40"><text:span text:style-name="T7">3GHz, ~1/3ns, ~4in per cycle</text:span></text:p>
        </text:list-item>
        <text:list-item>
          <text:p text:style-name="P40"><text:span text:style-name="T8">~2in per half cycle</text:span></text:p>
        </text:list-item>
        <text:list-item>
          <text:p text:style-name="P37">size reduction</text:p>
        </text:list-item>
        <text:list-item>
          <text:p text:style-name="P42">severely reduced die yield</text:p>
        </text:list-item>
        <text:list-item>
          <text:p text:style-name="P42">increased capacitance and crosstalk, distortion</text:p>
        </text:list-item>
        <text:list-item>
          <text:p text:style-name="P16">Adding cores</text:p>
        </text:list-item>
        <text:list-item>
          <text:p text:style-name="P32">Till recently, hardware guys took brunt of Moore's Law</text:p>
        </text:list-item>
        <text:list-item>
          <text:p text:style-name="P32">Now they need our help</text:p>
        </text:list-item>
        <text:list-item>
          <text:p text:style-name="P34">Almost nobody smart enough to write good concurrent code</text:p>
        </text:list-item>
        <text:list-item>
          <text:p text:style-name="P33">Search for good concurrency primitives</text:p>
        </text:list-item>
        <text:list-item>
          <text:p text:style-name="P38">Shared memory sucks unless transactional <text:span text:style-name="T9">(Clojure)</text:span></text:p>
        </text:list-item>
        <text:list-item>
          <text:p text:style-name="P3">Actors</text:p>
        </text:list-item>
        <text:list-item>
          <text:p text:style-name="P17">message passing</text:p>
        </text:list-item>
        <text:list-item>
          <text:p text:style-name="P17">mailbox</text:p>
        </text:list-item>
        <text:list-item>
          <text:p text:style-name="P17">named: <text:span text:style-name="T12">customized or automatic</text:span></text:p>
        </text:list-item>
        <text:list-item>
          <text:p text:style-name="P19">constructor parameters, but should be serializable</text:p>
        </text:list-item>
        <text:list-item>
          <text:p text:style-name="P18">mostly dependent on nothing but other actors</text:p>
        </text:list-item>
        <text:list-item>
          <text:p text:style-name="P20"><text:span text:style-name="T4">not</text:span><text:span text:style-name="T3"> functional programming: OO, more than most</text:span></text:p>
        </text:list-item>
        <text:list-item>
          <text:p text:style-name="P21"><text:soft-page-break/>no interface but mailbox</text:p>
        </text:list-item>
        <text:list-item>
          <text:p text:style-name="P22">contains mutable state but doesn't share it</text:p>
        </text:list-item>
        <text:list-item>
          <text:p text:style-name="P13"><text:span text:style-name="T1">no real types, at least functionally: ActorRef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2">Not RPC: no return values</text:p>
                        </text:list-item>
                        <text:list-item>
                          <text:p text:style-name="P6">Typed actors available <text:span text:style-name="T10">in Akka </text:span>but not recommended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">Messages</text:p>
        </text:list-item>
        <text:list-item>
          <text:p text:style-name="P21">always immutable</text:p>
        </text:list-item>
        <text:list-item>
          <text:p text:style-name="P13"><text:span text:style-name="T6">should be serializable</text:span></text:p>
        </text:list-item>
        <text:list-item>
          <text:p text:style-name="P43">Distributable</text:p>
          <text:list>
            <text:list-item>
              <text:list>
                <text:list-item>
                  <text:p text:style-name="P46">Each actor has associated URL; messages immutable and serializable</text:p>
                </text:list-item>
              </text:list>
            </text:list-item>
          </text:list>
        </text:list-item>
        <text:list-item>
          <text:p text:style-name="P26">Better security: use secure transport layer like SSL</text:p>
        </text:list-item>
        <text:list-item>
          <text:p text:style-name="P5">Restartable</text:p>
        </text:list-item>
        <text:list-item>
          <text:p text:style-name="P23">Every user actor has a supervisor—either system or parent.</text:p>
        </text:list-item>
        <text:list-item>
          <text:p text:style-name="P24">Supervisor has method that responds to exceptions in 4 ways</text:p>
        </text:list-item>
        <text:list-item>
          <text:p text:style-name="P35">Resume subordinate, keeping state</text:p>
        </text:list-item>
        <text:list-item>
          <text:p text:style-name="P35">Restart subordinate, clearing state</text:p>
        </text:list-item>
        <text:list-item>
          <text:p text:style-name="P35">Terminate subordinate permanently</text:p>
        </text:list-item>
        <text:list-item>
          <text:p text:style-name="P35">Escalate failure—that is, fail</text:p>
        </text:list-item>
        <text:list-item>
          <text:p text:style-name="P44">Conway</text:p>
        </text:list-item>
        <text:list-item>
          <text:p text:style-name="P25">Explain canonical problem</text:p>
        </text:list-item>
        <text:list-item>
          <text:p text:style-name="P25">Explain actor version</text:p>
        </text:list-item>
        <text:list-item>
          <text:p text:style-name="P25">Show statistics</text:p>
        </text:list-item>
        <text:list-item>
          <text:p text:style-name="P25">Perhaps do stats run live</text:p>
        </text:list-item>
        <text:list-item>
          <text:p text:style-name="P25">Explain given-up-on version, tradeoffs, complexity</text:p>
        </text:list-item>
        <text:list-item>
          <text:p text:style-name="P7">Code</text:p>
          <text:list>
            <text:list-item>
              <text:list>
                <text:list-item>
                  <text:p text:style-name="P7">Coordinator</text:p>
                  <text:list>
                    <text:list-item>
                      <text:p text:style-name="P8">extends Actor</text:p>
                    </text:list-item>
                    <text:list-item>
                      <text:p text:style-name="P8">takes factory for testing</text:p>
                    </text:list-item>
                    <text:list-item>
                      <text:p text:style-name="P8">results from companion object apply ()</text:p>
                    </text:list-item>
                    <text:list-item>
                      <text:p text:style-name="P8">ActorSystem</text:p>
                    </text:list-item>
                    <text:list-item>
                      <text:p text:style-name="P7">receive: Start, Complete</text:p>
                      <text:list>
                        <text:list-item>
                          <text:p text:style-name="P7">Like to call handler methods from receive</text:p>
                        </text:list-item>
                        <text:list-item>
                          <text:p text:style-name="P7">Dissect message classes</text:p>
                        </text:list-item>
                      </text:list>
                    </text:list-item>
                    <text:list-item>
                      <text:p text:style-name="P7">Start: creates patches, spawns PatchHandlers, <text:span text:style-name="T11">sender</text:span></text:p>
                    </text:list-item>
                    <text:list-item>
                      <text:p text:style-name="P7">Complete: synchronizes current gen, starts next</text:p>
                    </text:list-item>
                  </text:list>
                </text:list-item>
                <text:list-item>
                  <text:p text:style-name="P8">PatchHandler</text:p>
                  <text:list>
                    <text:list-item>
                      <text:p text:style-name="P8">Outer appearance very similar to Coordinator</text:p>
                    </text:list-item>
                    <text:list-item>
                      <text:p text:style-name="P8"><text:soft-page-break/>Both show as ActorRefs; hard to tell difference</text:p>
                    </text:list-item>
                    <text:list-item>
                      <text:p text:style-name="P11">ActorRefs, Props</text:p>
                      <text:list>
                        <text:list-item>
                          <text:p text:style-name="P11">Can be recreated automatically upon failure</text:p>
                        </text:list-item>
                        <text:list-item>
                          <text:p text:style-name="P11">Can be replicated automatically, locally and remotely</text:p>
                        </text:list-item>
                      </text:list>
                    </text:list-item>
                    <text:list-item>
                      <text:p text:style-name="P8">receive: very simple</text:p>
                    </text:list-item>
                    <text:list-item>
                      <text:p text:style-name="P8">Borders somewhat more complexity</text:p>
                    </text:list-item>
                  </text:list>
                </text:list-item>
                <text:list-item>
                  <text:p text:style-name="P8">Tests</text:p>
                  <text:list>
                    <text:list-item>
                      <text:p text:style-name="P8">CoordinatorTest</text:p>
                      <text:list>
                        <text:list-item>
                          <text:p text:style-name="P9">Extends TestKit(system)</text:p>
                        </text:list-item>
                        <text:list-item>
                          <text:p text:style-name="P9">ImplicitSender</text:p>
                        </text:list-item>
                        <text:list-item>
                          <text:p text:style-name="P9">Can still have path.FunSpec</text:p>
                        </text:list-item>
                        <text:list-item>
                          <text:p text:style-name="P8">implicit ActorSystem</text:p>
                        </text:list-item>
                        <text:list-item>
                          <text:p text:style-name="P9">Real Coordinator actor being dealt with</text:p>
                        </text:list-item>
                      </text:list>
                    </text:list-item>
                    <text:list-item>
                      <text:p text:style-name="P10">unit tests</text:p>
                    </text:list-item>
                    <text:list-item>
                      <text:p text:style-name="P10"/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OpenSymbol1" svg:font-family="OpenSymbol"/>
    <style:font-face style:name="Miriam Mono CLM" svg:font-family="'Miriam Mono CLM'" style:font-adornments="Book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rebuchet MS" fo:font-family="'Trebuchet MS'" style:font-style-name="Regular" style:font-family-generic="swiss" style:font-pitch="variable" fo:font-size="14pt" style:font-size-asian="10.5pt" style:font-name-complex="Miriam Mono CLM" style:font-family-complex="'Miriam Mono CLM'" style:font-style-name-complex="Book" style:font-pitch-complex="fixe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 Wiebe</meta:initial-creator>
    <meta:creation-date>2013-08-30T07:11:16</meta:creation-date>
    <dc:date>2016-02-07T22:10:25.939061680</dc:date>
    <meta:editing-duration>P9DT51M59S</meta:editing-duration>
    <meta:editing-cycles>22</meta:editing-cycles>
    <meta:generator>LibreOffice/5.0.2.2$Linux_X86_64 LibreOffice_project/00m0$Build-2</meta:generator>
    <meta:printed-by>Dan Wiebe</meta:printed-by>
    <meta:print-date>2013-09-04T22:54:33</meta:print-date>
    <meta:document-statistic meta:table-count="0" meta:image-count="0" meta:object-count="0" meta:page-count="3" meta:paragraph-count="86" meta:word-count="445" meta:character-count="2585" meta:non-whitespace-character-count="2313"/>
  </office:meta>
</office:document-meta>
</file>